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2074D9BD8F189CB65FB.png" manifest:media-type="image/png"/>
  <manifest:file-entry manifest:full-path="Pictures/10000201000003A6000003BC7BD6BB0A70E6F108.png" manifest:media-type="image/png"/>
  <manifest:file-entry manifest:full-path="Pictures/10000201000000420000006446CACA87A0DCF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1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55308d" style:font-name="Liberation Mono1" fo:font-size="12pt"/>
    </style:style>
    <style:style style:name="T2" style:family="text">
      <style:text-properties style:font-name="Liberation Mono1" fo:font-size="12pt"/>
    </style:style>
    <style:style style:name="T3" style:family="text">
      <style:text-properties style:text-position="-33% 58%" style:font-name="Liberation Mono1" fo:font-size="15pt" style:font-size-asian="24pt" style:font-size-complex="24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45cm" svg:height="2.644cm" svg:x="2.555cm" svg:y="1.956cm">
          <draw:image xlink:href="Pictures/10000201000000420000006446CACA87A0DCF995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1.685cm" svg:x="0cm" svg:y="4.815cm">
          <draw:text-box>
            <text:p><text:span text:style-name="T1">Lemma</text:span><text:span text:style-name="T2"> commutes : </text:span></text:p>
            <text:p><text:span text:style-name="T2"><text:s text:c="2"/></text:span><text:span text:style-name="T2">n</text:span><text:span text:style-name="T3">y</text:span><text:span text:style-name="T2"> ∘ F f = G f ∘ n</text:span><text:span text:style-name="T3">x</text:span><text:span text:style-name="T2">.</text:span></text:p>
          </draw:text-box>
        </draw:frame>
        <draw:frame draw:style-name="gr1" draw:text-style-name="P1" draw:layer="layout" svg:width="1.954cm" svg:height="1.854cm" svg:x="15.3cm" svg:y="6.395cm">
          <draw:image xlink:href="Pictures/1000020100000223000002074D9BD8F189CB65FB.png" xlink:type="simple" xlink:show="embed" xlink:actuate="onLoad" loext:mime-type="image/png">
            <text:p/>
          </draw:image>
        </draw:frame>
        <draw:custom-shape draw:style-name="gr3" draw:text-style-name="P3" draw:layer="layout" svg:width="5.2cm" svg:height="1cm" svg:x="6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2cm" svg:height="1cm" draw:transform="rotate (-3.14159265358979) translate (11.3cm 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6.784cm" svg:height="0.725cm" svg:x="5.216cm" svg:y="1.7cm">
          <draw:text-box>
            <text:p><text:span text:style-name="T4">Proof / statement display</text:span></text:p>
          </draw:text-box>
        </draw:frame>
        <draw:frame draw:style-name="gr5" draw:text-style-name="P4" draw:layer="layout" svg:width="5.654cm" svg:height="0.725cm" svg:x="6.4cm" svg:y="4.575cm">
          <draw:text-box>
            <text:p><text:span text:style-name="T4">Proof generation</text:span></text:p>
          </draw:text-box>
        </draw:frame>
        <draw:frame draw:style-name="gr1" draw:text-style-name="P1" draw:layer="layout" svg:width="4.2cm" svg:height="4.299cm" svg:x="12.5cm" svg:y="1.901cm">
          <draw:image xlink:href="Pictures/10000201000003A6000003BC7BD6BB0A70E6F108.png" xlink:type="simple" xlink:show="embed" xlink:actuate="onLoad" loext:mime-type="image/png">
            <text:p/>
          </draw:image>
        </draw:frame>
        <draw:frame draw:style-name="gr6" draw:text-style-name="P5" draw:layer="layout" svg:width="4.697cm" svg:height="1.673cm" svg:x="0.7cm" svg:y="0.138cm">
          <draw:text-box>
            <text:p>Proof assistant<text:line-break/> <text:s text:c="4"/>(Coq)</text:p>
          </draw:text-box>
        </draw:frame>
        <draw:frame draw:style-name="gr7" draw:text-style-name="P5" draw:layer="layout" svg:width="4.833cm" svg:height="1.673cm" svg:x="12.1cm" svg:y="0.138cm">
          <draw:text-box>
            <text:p>Diagram editor <text:line-break/> <text:s text:c="4"/>(YADE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7:02:55.991183941</meta:creation-date>
    <dc:date>2022-03-08T07:01:21.273115702</dc:date>
    <meta:editing-duration>PT23M45S</meta:editing-duration>
    <meta:editing-cycles>17</meta:editing-cycles>
    <meta:generator>LibreOffice/6.4.7.2$Linux_X86_64 LibreOffice_project/40$Build-2</meta:generator>
    <meta:document-statistic meta:object-count="10"/>
  </office:meta>
</office:document-meta>
</file>